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note">
      <style:text-properties officeooo:rsid="00259d80" officeooo:paragraph-rsid="00259d80"/>
    </style:style>
    <style:style style:name="P3" style:family="paragraph" style:parent-style-name="Standard">
      <style:paragraph-properties fo:line-height="150%" fo:text-align="justify" style:justify-single-word="false"/>
      <style:text-properties style:font-name="Times New Roman" officeooo:rsid="000e2555" officeooo:paragraph-rsid="00124fa0"/>
    </style:style>
    <style:style style:name="P4" style:family="paragraph" style:parent-style-name="Standard">
      <style:paragraph-properties fo:line-height="150%" fo:text-align="justify" style:justify-single-word="false"/>
      <style:text-properties style:font-name="Times New Roman" officeooo:rsid="000ea352" officeooo:paragraph-rsid="00266712"/>
    </style:style>
    <style:style style:name="P5" style:family="paragraph" style:parent-style-name="Standard">
      <style:paragraph-properties fo:line-height="150%" fo:text-align="justify" style:justify-single-word="false"/>
      <style:text-properties style:font-name="Times New Roman" officeooo:rsid="000ea352" officeooo:paragraph-rsid="00124fa0"/>
    </style:style>
    <style:style style:name="P6" style:family="paragraph" style:parent-style-name="Standard">
      <style:paragraph-properties fo:line-height="150%" fo:text-align="justify" style:justify-single-word="false"/>
      <style:text-properties style:font-name="Times New Roman" officeooo:rsid="001acde6" officeooo:paragraph-rsid="00124fa0"/>
    </style:style>
    <style:style style:name="P7" style:family="paragraph" style:parent-style-name="Standard">
      <style:paragraph-properties fo:line-height="150%" fo:text-align="justify" style:justify-single-word="false"/>
      <style:text-properties style:font-name="Times New Roman" officeooo:rsid="00445bcc" officeooo:paragraph-rsid="00445bcc"/>
    </style:style>
    <style:style style:name="P8" style:family="paragraph" style:parent-style-name="Standard">
      <style:paragraph-properties fo:line-height="150%" fo:text-align="justify" style:justify-single-word="false"/>
      <style:text-properties style:font-name="Times New Roman" officeooo:rsid="0046a5f9" officeooo:paragraph-rsid="0046a5f9"/>
    </style:style>
    <style:style style:name="P9" style:family="paragraph" style:parent-style-name="Standard">
      <style:paragraph-properties fo:line-height="150%" fo:text-align="justify" style:justify-single-word="false"/>
      <style:text-properties style:font-name="Times New Roman" officeooo:rsid="0048f999" officeooo:paragraph-rsid="0048f999"/>
    </style:style>
    <style:style style:name="P10" style:family="paragraph" style:parent-style-name="Standard">
      <style:paragraph-properties fo:line-height="150%" fo:text-align="justify" style:justify-single-word="false"/>
      <style:text-properties style:font-name="Times New Roman" officeooo:rsid="000fc517" officeooo:paragraph-rsid="002a0788"/>
    </style:style>
    <style:style style:name="P11" style:family="paragraph" style:parent-style-name="Standard">
      <style:paragraph-properties fo:line-height="150%" fo:text-align="justify" style:justify-single-word="false"/>
      <style:text-properties style:font-name="Times New Roman" fo:font-size="13pt" fo:font-style="italic" fo:font-weight="bold" officeooo:rsid="002a0788" officeooo:paragraph-rsid="002a0788" style:font-size-asian="13pt" style:font-style-asian="italic" style:font-weight-asian="bold" style:font-size-complex="13pt" style:font-style-complex="italic" style:font-weight-complex="bold"/>
    </style:style>
    <style:style style:name="P12" style:family="paragraph" style:parent-style-name="Standard">
      <style:paragraph-properties fo:line-height="150%" fo:text-align="justify" style:justify-single-word="false"/>
      <style:text-properties style:font-name="Times New Roman" fo:font-size="13pt" fo:font-style="italic" fo:font-weight="bold" officeooo:rsid="003d1e8d" officeooo:paragraph-rsid="003d1e8d" style:font-size-asian="13pt" style:font-style-asian="italic" style:font-weight-asian="bold" style:font-size-complex="13pt" style:font-style-complex="italic" style:font-weight-complex="bold"/>
    </style:style>
    <style:style style:name="P13" style:family="paragraph" style:parent-style-name="Standard">
      <style:paragraph-properties fo:line-height="150%" fo:text-align="justify" style:justify-single-word="false"/>
      <style:text-properties style:font-name="Times New Roman" fo:font-size="13pt" fo:font-style="italic" fo:font-weight="bold" officeooo:rsid="004dd175" officeooo:paragraph-rsid="004dd175" style:font-size-asian="13pt" style:font-style-asian="italic" style:font-weight-asian="bold" style:font-size-complex="13pt" style:font-style-complex="italic" style:font-weight-complex="bold"/>
    </style:style>
    <style:style style:name="P14" style:family="paragraph" style:parent-style-name="Standard">
      <style:paragraph-properties fo:line-height="150%" fo:text-align="justify" style:justify-single-word="false"/>
      <style:text-properties style:font-name="Times New Roman" fo:font-size="13pt" fo:font-style="italic" fo:font-weight="bold" officeooo:rsid="004887d4" officeooo:paragraph-rsid="004887d4" style:font-size-asian="13pt" style:font-style-asian="italic" style:font-weight-asian="bold" style:font-size-complex="13pt" style:font-style-complex="italic" style:font-weight-complex="bold"/>
    </style:style>
    <style:style style:name="P15" style:family="paragraph" style:parent-style-name="Standard">
      <style:paragraph-properties fo:line-height="150%" fo:text-align="justify" style:justify-single-word="false"/>
      <style:text-properties style:font-name="Times New Roman" fo:font-size="13pt" fo:font-style="italic" fo:font-weight="bold" officeooo:rsid="00445bcc" officeooo:paragraph-rsid="00445bcc" style:font-size-asian="13pt" style:font-style-asian="italic" style:font-weight-asian="bold" style:font-size-complex="13pt" style:font-style-complex="italic" style:font-weight-complex="bold"/>
    </style:style>
    <style:style style:name="P16" style:family="paragraph" style:parent-style-name="Standard">
      <style:paragraph-properties fo:line-height="150%" fo:text-align="justify" style:justify-single-word="false"/>
      <style:text-properties style:font-name="Times New Roman" fo:font-size="13pt" fo:font-style="italic" fo:font-weight="bold" officeooo:rsid="0046a5f9" officeooo:paragraph-rsid="0046a5f9" style:font-size-asian="13pt" style:font-style-asian="italic" style:font-weight-asian="bold" style:font-size-complex="13pt" style:font-style-complex="italic" style:font-weight-complex="bold"/>
    </style:style>
    <style:style style:name="P17" style:family="paragraph" style:parent-style-name="Standard">
      <style:paragraph-properties fo:line-height="150%" fo:text-align="justify" style:justify-single-word="false"/>
      <style:text-properties style:font-name="Times New Roman" fo:font-size="13pt" fo:font-style="italic" fo:font-weight="bold" officeooo:rsid="0048f999" officeooo:paragraph-rsid="0048f999" style:font-size-asian="13pt" style:font-style-asian="italic" style:font-weight-asian="bold" style:font-size-complex="13pt" style:font-style-complex="italic" style:font-weight-complex="bold"/>
    </style:style>
    <style:style style:name="P18" style:family="paragraph" style:parent-style-name="Standard">
      <style:paragraph-properties fo:line-height="150%" fo:text-align="justify" style:justify-single-word="false"/>
      <style:text-properties style:font-name="Times New Roman" fo:font-size="13pt" fo:font-style="italic" fo:font-weight="bold" officeooo:rsid="00266712" officeooo:paragraph-rsid="00124fa0" style:font-size-asian="13pt" style:font-style-asian="italic" style:font-weight-asian="bold" style:font-size-complex="13pt" style:font-style-complex="italic" style:font-weight-complex="bold"/>
    </style:style>
    <style:style style:name="P19" style:family="paragraph" style:parent-style-name="Standard">
      <style:paragraph-properties fo:line-height="150%" fo:text-align="justify" style:justify-single-word="false"/>
      <style:text-properties style:font-name="Times New Roman" fo:font-size="13pt" fo:font-style="italic" fo:font-weight="bold" officeooo:rsid="004613f2" officeooo:paragraph-rsid="004613f2" style:font-size-asian="13pt" style:font-style-asian="italic" style:font-weight-asian="bold" style:font-size-complex="13pt" style:font-style-complex="italic" style:font-weight-complex="bold"/>
    </style:style>
    <style:style style:name="P20" style:family="paragraph" style:parent-style-name="Standard">
      <style:paragraph-properties fo:line-height="150%" fo:text-align="justify" style:justify-single-word="false"/>
      <style:text-properties style:font-name="Times New Roman" fo:font-size="13pt" fo:font-style="italic" style:text-underline-style="none" fo:font-weight="bold" officeooo:rsid="001c6be6" officeooo:paragraph-rsid="001c6be6" style:font-size-asian="13pt" style:font-style-asian="italic" style:font-weight-asian="bold" style:font-size-complex="13pt" style:font-style-complex="italic" style:font-weight-complex="bold"/>
    </style:style>
    <style:style style:name="P21" style:family="paragraph" style:parent-style-name="Standard">
      <style:paragraph-properties fo:line-height="150%" fo:text-align="justify" style:justify-single-word="false"/>
      <style:text-properties style:font-name="Times New Roman" fo:font-size="13pt" fo:font-style="italic" style:text-underline-style="none" fo:font-weight="bold" officeooo:rsid="0037c1b9" officeooo:paragraph-rsid="00124fa0" style:font-size-asian="13pt" style:font-style-asian="italic" style:font-weight-asian="bold" style:font-size-complex="13pt" style:font-style-complex="italic" style:font-weight-complex="bold"/>
    </style:style>
    <style:style style:name="P22" style:family="paragraph" style:parent-style-name="Standard">
      <style:paragraph-properties fo:line-height="150%" fo:text-align="justify" style:justify-single-word="false"/>
      <style:text-properties style:font-name="Times New Roman" fo:font-size="13pt" fo:font-style="italic" style:text-underline-style="none" fo:font-weight="bold" officeooo:rsid="004dd175" officeooo:paragraph-rsid="004dd175" style:font-size-asian="13pt" style:font-style-asian="italic" style:font-weight-asian="bold" style:font-size-complex="13pt" style:font-style-complex="italic" style:font-weight-complex="bold"/>
    </style:style>
    <style:style style:name="P23" style:family="paragraph" style:parent-style-name="Standard">
      <style:paragraph-properties fo:line-height="150%" fo:text-align="justify" style:justify-single-word="false"/>
      <style:text-properties style:font-name="Times New Roman" officeooo:rsid="0001706f" officeooo:paragraph-rsid="001c6be6"/>
    </style:style>
    <style:style style:name="P24"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25"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26"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27"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28"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29"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30"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31"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33"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34" style:family="paragraph" style:parent-style-name="Standard">
      <style:paragraph-properties fo:line-height="150%" fo:text-align="justify" style:justify-single-word="false"/>
      <style:text-properties style:font-name="Times New Roman" officeooo:rsid="0017b774" officeooo:paragraph-rsid="00124fa0"/>
    </style:style>
    <style:style style:name="P35" style:family="paragraph" style:parent-style-name="Standard">
      <style:paragraph-properties fo:line-height="150%" fo:text-align="justify" style:justify-single-word="false"/>
      <style:text-properties style:font-name="Times New Roman" officeooo:rsid="002411a9" officeooo:paragraph-rsid="00124fa0"/>
    </style:style>
    <style:style style:name="P36" style:family="paragraph" style:parent-style-name="Standard">
      <style:paragraph-properties fo:line-height="150%" fo:text-align="justify" style:justify-single-word="false"/>
      <style:text-properties style:font-name="Times New Roman" officeooo:rsid="0037c1b9" officeooo:paragraph-rsid="00124fa0"/>
    </style:style>
    <style:style style:name="P37" style:family="paragraph" style:parent-style-name="Standard">
      <style:paragraph-properties fo:line-height="150%" fo:text-align="justify" style:justify-single-word="false"/>
      <style:text-properties style:font-name="Times New Roman" officeooo:rsid="0014a75e" officeooo:paragraph-rsid="003d1e8d"/>
    </style:style>
    <style:style style:name="P38" style:family="paragraph" style:parent-style-name="Standard">
      <style:paragraph-properties fo:line-height="150%" fo:text-align="justify" style:justify-single-word="false"/>
      <style:text-properties style:font-name="Times New Roman" officeooo:rsid="003d1e8d" officeooo:paragraph-rsid="003d1e8d"/>
    </style:style>
    <style:style style:name="P39" style:family="paragraph" style:parent-style-name="Standard">
      <style:paragraph-properties fo:line-height="150%" fo:text-align="justify" style:justify-single-word="false"/>
      <style:text-properties style:font-name="Times New Roman" officeooo:rsid="00407e52" officeooo:paragraph-rsid="00407e52"/>
    </style:style>
    <style:style style:name="P40" style:family="paragraph" style:parent-style-name="Standard">
      <style:paragraph-properties fo:line-height="150%" fo:text-align="justify" style:justify-single-word="false"/>
      <style:text-properties style:font-name="Times New Roman" officeooo:rsid="0018b090" officeooo:paragraph-rsid="004613f2"/>
    </style:style>
    <style:style style:name="P41" style:family="paragraph" style:parent-style-name="Standard">
      <style:paragraph-properties fo:line-height="150%" fo:text-align="justify" style:justify-single-word="false"/>
      <style:text-properties style:font-name="Times New Roman" officeooo:rsid="004613f2" officeooo:paragraph-rsid="004613f2"/>
    </style:style>
    <style:style style:name="P42"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43"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44"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45"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46" style:family="paragraph" style:parent-style-name="Standard">
      <style:paragraph-properties fo:line-height="150%" fo:text-align="justify" style:justify-single-word="false"/>
      <style:text-properties style:font-name="Times New Roman" officeooo:rsid="00202451" officeooo:paragraph-rsid="004613f2"/>
    </style:style>
    <style:style style:name="P47" style:family="paragraph" style:parent-style-name="Standard">
      <style:paragraph-properties fo:line-height="150%" fo:text-align="justify" style:justify-single-word="false"/>
      <style:text-properties style:font-name="Times New Roman" officeooo:rsid="002119a2" officeooo:paragraph-rsid="004613f2"/>
    </style:style>
    <style:style style:name="P48" style:family="paragraph" style:parent-style-name="Standard">
      <style:paragraph-properties fo:line-height="150%" fo:text-align="justify" style:justify-single-word="false"/>
      <style:text-properties style:font-name="Times New Roman" officeooo:rsid="0022c479" officeooo:paragraph-rsid="004613f2"/>
    </style:style>
    <style:style style:name="P49" style:family="paragraph" style:parent-style-name="Standard">
      <style:paragraph-properties fo:line-height="150%" fo:text-align="justify" style:justify-single-word="false"/>
      <style:text-properties style:font-name="Times New Roman" officeooo:rsid="001202fb" officeooo:paragraph-rsid="004887d4"/>
    </style:style>
    <style:style style:name="P50" style:family="paragraph" style:parent-style-name="Standard">
      <style:paragraph-properties fo:line-height="150%" fo:text-align="justify" style:justify-single-word="false"/>
      <style:text-properties style:font-name="Times New Roman" officeooo:rsid="004887d4" officeooo:paragraph-rsid="004887d4"/>
    </style:style>
    <style:style style:name="P51" style:family="paragraph" style:parent-style-name="Standard">
      <style:paragraph-properties fo:line-height="150%" fo:text-align="justify" style:justify-single-word="false"/>
      <style:text-properties style:font-name="Times New Roman" officeooo:rsid="004887d4" officeooo:paragraph-rsid="004ab238"/>
    </style:style>
    <style:style style:name="P52" style:family="paragraph" style:parent-style-name="Standard">
      <style:paragraph-properties fo:line-height="150%" fo:text-align="justify" style:justify-single-word="false"/>
      <style:text-properties style:font-name="Times New Roman" officeooo:rsid="001656cc" officeooo:paragraph-rsid="004887d4"/>
    </style:style>
    <style:style style:name="P53"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54"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55"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56"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57"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58"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59"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6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62"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bold" officeooo:rsid="004dd175" officeooo:paragraph-rsid="004dd175" style:font-size-asian="13pt" style:font-style-asian="italic" style:font-weight-asian="bold" style:font-size-complex="13pt" style:font-style-complex="italic" style:font-weight-complex="bold"/>
    </style:style>
    <style:style style:name="P65"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bold" officeooo:rsid="0028887d" officeooo:paragraph-rsid="0025a4e8" style:font-size-asian="13pt" style:font-style-asian="italic" style:font-weight-asian="bold" style:font-size-complex="13pt" style:font-style-complex="italic" style:font-weight-complex="bold"/>
    </style:style>
    <style:style style:name="P66"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67"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68"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69"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124fa0" style:font-size-asian="12pt" style:font-style-asian="normal" style:font-size-complex="12pt" style:font-style-complex="normal"/>
    </style:style>
    <style:style style:name="P70"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71"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bold" officeooo:rsid="0042f0a0" officeooo:paragraph-rsid="00124fa0" style:font-size-asian="13pt" style:font-style-asian="italic" style:font-weight-asian="bold" style:font-size-complex="13pt" style:font-style-complex="italic" style:font-weight-complex="bold"/>
    </style:style>
    <style:style style:name="P7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bold" officeooo:rsid="004dd175" officeooo:paragraph-rsid="004dd175" style:font-size-asian="13pt" style:font-style-asian="italic" style:font-weight-asian="bold" style:font-size-complex="13pt" style:font-style-complex="italic" style:font-weight-complex="bold"/>
    </style:style>
    <style:style style:name="P73"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bold" officeooo:rsid="00266712" officeooo:paragraph-rsid="00124fa0" style:font-size-asian="13pt" style:font-style-asian="italic" style:font-weight-asian="bold" style:font-size-complex="13pt" style:font-style-complex="italic" style:font-weight-complex="bold"/>
    </style:style>
    <style:style style:name="P74"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75"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76"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77"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78"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79"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80" style:family="paragraph" style:parent-style-name="Standard">
      <style:paragraph-properties fo:margin-top="0.101cm" fo:margin-bottom="0cm" style:contextual-spacing="false" fo:line-height="150%" fo:text-align="justify" style:justify-single-word="false"/>
      <style:text-properties fo:font-size="13pt" fo:font-style="italic" fo:font-weight="bold" officeooo:rsid="00266712" officeooo:paragraph-rsid="00124fa0" style:font-size-asian="13pt" style:font-style-asian="italic" style:font-weight-asian="bold" style:font-size-complex="13pt" style:font-style-complex="italic" style:font-weight-complex="bold"/>
    </style:style>
    <style:style style:name="P81"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82"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83"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bold" officeooo:rsid="00358e2c" officeooo:paragraph-rsid="00358e2c" style:font-size-asian="13pt" style:font-style-asian="italic" style:font-weight-asian="bold" style:font-size-complex="13pt" style:font-style-complex="italic" style:font-weight-complex="bold"/>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87"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9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9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9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bold" officeooo:rsid="004dd175" officeooo:paragraph-rsid="004dd175" style:font-size-asian="13pt" style:font-style-asian="italic" style:font-weight-asian="bold" style:font-size-complex="13pt" style:font-style-complex="italic" style:font-weight-complex="bold"/>
    </style:style>
    <style:style style:name="P9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bold" officeooo:rsid="00325389" officeooo:paragraph-rsid="00325389" style:font-size-asian="13pt" style:font-style-asian="italic" style:font-weight-asian="bold" style:font-size-complex="13pt" style:font-style-complex="italic" style:font-weight-complex="bold"/>
    </style:style>
    <style:style style:name="P10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bold" officeooo:rsid="00379f1c" officeooo:paragraph-rsid="00379f1c" style:font-size-asian="13pt" style:font-style-asian="italic" style:font-weight-asian="bold" style:font-size-complex="13pt" style:font-style-complex="italic"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bold" officeooo:rsid="004dd175" officeooo:paragraph-rsid="004dd175" style:font-size-asian="13pt" style:font-style-asian="italic" style:font-weight-asian="bold" style:font-size-complex="13pt" style:font-style-complex="italic" style:font-weight-complex="bold"/>
    </style:style>
    <style:style style:name="P10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0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10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10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10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10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10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10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11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11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11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11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11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115"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116" style:family="paragraph" style:parent-style-name="Standard" style:master-page-name="">
      <style:paragraph-properties fo:margin-left="2.499cm" fo:margin-right="0cm" fo:margin-top="0.101cm" fo:margin-bottom="0cm" style:contextual-spacing="false" fo:line-height="150%" fo:text-align="justify" style:justify-single-word="false" fo:text-indent="0cm" style:auto-text-indent="false" style:page-number="auto"/>
      <style:text-properties style:font-name="Times New Roman" fo:font-size="10.5pt" fo:font-style="italic" officeooo:rsid="001d99e8" officeooo:paragraph-rsid="00124fa0" style:font-size-asian="10.5pt" style:font-style-asian="italic" style:font-size-complex="10.5pt" style:font-style-complex="italic"/>
    </style:style>
    <style:style style:name="P117"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19"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20"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121"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22"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23"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24"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25"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26"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27"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28"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29"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30"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31"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32"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33"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34"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35"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36"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37"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38"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39"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40"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41"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42"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43"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style>
    <style:style style:name="T16" style:family="text">
      <style:text-properties style:font-name="Times New Roman1" style:font-name-asian="Times New Roman1" style:font-name-complex="Times New Roman1"/>
    </style:style>
    <style:style style:name="T17" style:family="text">
      <style:text-properties style:font-name="Times New Roman1" officeooo:rsid="0003f591" style:font-name-asian="Times New Roman1" style:font-name-complex="Times New Roman1"/>
    </style:style>
    <style:style style:name="T18" style:family="text">
      <style:text-properties style:font-name="Times New Roman1" officeooo:rsid="00053a01" style:font-name-asian="Times New Roman1" style:font-name-complex="Times New Roman1"/>
    </style:style>
    <style:style style:name="T19" style:family="text">
      <style:text-properties style:font-name="Times New Roman1" officeooo:rsid="000e258c" style:font-name-asian="Times New Roman1" style:font-name-complex="Times New Roman1"/>
    </style:style>
    <style:style style:name="T20" style:family="text">
      <style:text-properties style:font-name="Times New Roman1" officeooo:rsid="0006fcba" style:font-name-asian="Times New Roman1" style:font-name-complex="Times New Roman1"/>
    </style:style>
    <style:style style:name="T21" style:family="text">
      <style:text-properties style:font-name="Times New Roman1" officeooo:rsid="0007a2b0" style:font-name-asian="Times New Roman1" style:font-name-complex="Times New Roman1"/>
    </style:style>
    <style:style style:name="T22" style:family="text">
      <style:text-properties style:font-name="Times New Roman1" officeooo:rsid="0008cd47" style:font-name-asian="Times New Roman1" style:font-name-complex="Times New Roman1"/>
    </style:style>
    <style:style style:name="T23" style:family="text">
      <style:text-properties style:font-name="Times New Roman1" officeooo:rsid="0007cecd" style:font-name-asian="Times New Roman1" style:font-name-complex="Times New Roman1"/>
    </style:style>
    <style:style style:name="T24" style:family="text">
      <style:text-properties style:font-name="Times New Roman1" officeooo:rsid="0008445d" style:font-name-asian="Times New Roman1" style:font-name-complex="Times New Roman1"/>
    </style:style>
    <style:style style:name="T25" style:family="text">
      <style:text-properties style:font-name="Times New Roman1" style:text-underline-style="none" style:font-name-asian="Times New Roman1" style:font-name-complex="Times New Roman1"/>
    </style:style>
    <style:style style:name="T26" style:family="text">
      <style:text-properties style:font-name="Times New Roman1" style:text-underline-style="none" officeooo:rsid="0009e90f" style:font-name-asian="Times New Roman1" style:font-name-complex="Times New Roman1"/>
    </style:style>
    <style:style style:name="T27" style:family="text">
      <style:text-properties style:font-name="Times New Roman1" style:text-underline-style="none" officeooo:rsid="000c4bd9" style:font-name-asian="Times New Roman1" style:font-name-complex="Times New Roman1"/>
    </style:style>
    <style:style style:name="T28" style:family="text">
      <style:text-properties style:font-name="Times New Roman1" officeooo:rsid="002a0788"/>
    </style:style>
    <style:style style:name="T29" style:family="text">
      <style:text-properties officeooo:rsid="00231a2c"/>
    </style:style>
    <style:style style:name="T30" style:family="text">
      <style:text-properties officeooo:rsid="002516ca"/>
    </style:style>
    <style:style style:name="T31" style:family="text">
      <style:text-properties officeooo:rsid="00258c00"/>
    </style:style>
    <style:style style:name="T32" style:family="text">
      <style:text-properties officeooo:rsid="00259d80"/>
    </style:style>
    <style:style style:name="T33" style:family="text">
      <style:text-properties officeooo:rsid="002d80de"/>
    </style:style>
    <style:style style:name="T34" style:family="text">
      <style:text-properties officeooo:rsid="002e93f6"/>
    </style:style>
    <style:style style:name="T35" style:family="text">
      <style:text-properties officeooo:rsid="003170b5"/>
    </style:style>
    <style:style style:name="T36" style:family="text">
      <style:text-properties officeooo:rsid="00361625"/>
    </style:style>
    <style:style style:name="T37" style:family="text">
      <style:text-properties officeooo:rsid="0037c2fc"/>
    </style:style>
    <style:style style:name="T38" style:family="text">
      <style:text-properties officeooo:rsid="003e50f2"/>
    </style:style>
    <style:style style:name="T39" style:family="text">
      <style:text-properties officeooo:rsid="0042f0a0"/>
    </style:style>
    <style:style style:name="T40" style:family="text">
      <style:text-properties officeooo:rsid="00491aaf"/>
    </style:style>
    <style:style style:name="T41" style:family="text">
      <style:text-properties officeooo:rsid="001bc85a"/>
    </style:style>
    <style:style style:name="T42" style:family="text">
      <style:text-properties officeooo:rsid="00424bde"/>
    </style:style>
    <style:style style:name="T43" style:family="text">
      <style:text-properties officeooo:rsid="001cfdda"/>
    </style:style>
    <style:style style:name="T44" style:family="text">
      <style:text-properties officeooo:rsid="00169c1c"/>
    </style:style>
    <style:style style:name="T45" style:family="text">
      <style:text-properties officeooo:rsid="00182db7"/>
    </style:style>
    <style:style style:name="T46" style:family="text">
      <style:text-properties officeooo:rsid="000c4bd9"/>
    </style:style>
    <style:style style:name="T47" style:family="text">
      <style:text-properties officeooo:rsid="000288a8"/>
    </style:style>
    <style:style style:name="T48" style:family="text">
      <style:text-properties officeooo:rsid="0003eb70"/>
    </style:style>
    <style:style style:name="T49" style:family="text">
      <style:text-properties officeooo:rsid="00053a01"/>
    </style:style>
    <style:style style:name="T50" style:family="text">
      <style:text-properties fo:font-size="12pt" fo:font-style="normal" officeooo:rsid="001b3bab" style:font-size-asian="12pt" style:font-style-asian="normal" style:font-size-complex="12pt" style:font-style-complex="normal"/>
    </style:style>
    <style:style style:name="T51" style:family="text">
      <style:text-properties fo:font-size="12pt" fo:font-style="normal" style:text-underline-style="none" officeooo:rsid="0017b946" style:font-size-asian="12pt" style:font-style-asian="normal" style:font-size-complex="12pt" style:font-style-complex="normal"/>
    </style:style>
    <style:style style:name="T52" style:family="text">
      <style:text-properties officeooo:rsid="00217fad"/>
    </style:style>
    <style:style style:name="T53" style:family="text">
      <style:text-properties fo:font-variant="normal" fo:text-transform="none" officeooo:rsid="001c6d0b"/>
    </style:style>
    <style:style style:name="T54" style:family="text">
      <style:text-properties officeooo:rsid="0024e632"/>
    </style:style>
    <style:style style:name="T55" style:family="text">
      <style:text-properties officeooo:rsid="00266712"/>
    </style:style>
    <style:style style:name="T56" style:family="text">
      <style:text-properties officeooo:rsid="0026ee4b"/>
    </style:style>
    <style:style style:name="T57" style:family="text">
      <style:text-properties officeooo:rsid="0011a646"/>
    </style:style>
    <style:style style:name="T58" style:family="text">
      <style:text-properties officeooo:rsid="0015dfe2"/>
    </style:style>
    <style:style style:name="T59" style:family="text">
      <style:text-properties officeooo:rsid="0019ef83"/>
    </style:style>
    <style:style style:name="T60" style:family="text">
      <style:text-properties officeooo:rsid="001b5354"/>
    </style:style>
    <style:style style:name="T61" style:family="text">
      <style:text-properties fo:font-style="italic" officeooo:rsid="001b5354" style:font-style-asian="italic" style:font-style-complex="italic"/>
    </style:style>
    <style:style style:name="T62" style:family="text">
      <style:text-properties officeooo:rsid="001c6d0b"/>
    </style:style>
    <style:style style:name="T63" style:family="text">
      <style:text-properties officeooo:rsid="002a0788"/>
    </style:style>
    <style:style style:name="T64" style:family="text">
      <style:text-properties officeooo:rsid="002ed8c6"/>
    </style:style>
    <style:style style:name="T65" style:family="text">
      <style:text-properties officeooo:rsid="0030cb08"/>
    </style:style>
    <style:style style:name="T66" style:family="text">
      <style:text-properties officeooo:rsid="001a1bdb"/>
    </style:style>
    <style:style style:name="T67" style:family="text">
      <style:text-properties officeooo:rsid="00208215"/>
    </style:style>
    <style:style style:name="T68" style:family="text">
      <style:text-properties officeooo:rsid="000cff79"/>
    </style:style>
    <style:style style:name="T69" style:family="text">
      <style:text-properties officeooo:rsid="000f3a42"/>
    </style:style>
    <style:style style:name="T70" style:family="text">
      <style:text-properties officeooo:rsid="00145965"/>
    </style:style>
    <style:style style:name="T71" style:family="text">
      <style:text-properties officeooo:rsid="0017bece"/>
    </style:style>
    <style:style style:name="T72" style:family="text">
      <style:text-properties officeooo:rsid="00377e49"/>
    </style:style>
    <style:style style:name="T73" style:family="text">
      <style:text-properties officeooo:rsid="003b14ce"/>
    </style:style>
    <style:style style:name="T74" style:family="text">
      <style:text-properties officeooo:rsid="0017db5c"/>
    </style:style>
    <style:style style:name="T75" style:family="text">
      <style:text-properties officeooo:rsid="00195edd"/>
    </style:style>
    <style:style style:name="T76" style:family="text">
      <style:text-properties officeooo:rsid="001a54a4"/>
    </style:style>
    <style:style style:name="T77" style:family="text">
      <style:text-properties officeooo:rsid="0016010f"/>
    </style:style>
    <style:style style:name="T78" style:family="text">
      <style:text-properties officeooo:rsid="003ebc09"/>
    </style:style>
    <style:style style:name="T79" style:family="text">
      <style:text-properties officeooo:rsid="0042c237"/>
    </style:style>
    <style:style style:name="T80" style:family="text">
      <style:text-properties officeooo:rsid="00248319"/>
    </style:style>
    <style:style style:name="T81" style:family="text">
      <style:text-properties officeooo:rsid="001a300a"/>
    </style:style>
    <style:style style:name="T82" style:family="text">
      <style:text-properties officeooo:rsid="00202451"/>
    </style:style>
    <style:style style:name="T83" style:family="text">
      <style:text-properties officeooo:rsid="001b91d0"/>
    </style:style>
    <style:style style:name="T84" style:family="text">
      <style:text-properties officeooo:rsid="001c5d78"/>
    </style:style>
    <style:style style:name="T85" style:family="text">
      <style:text-properties officeooo:rsid="002632c3"/>
    </style:style>
    <style:style style:name="T86" style:family="text">
      <style:text-properties officeooo:rsid="0022c479"/>
    </style:style>
    <style:style style:name="T87" style:family="text">
      <style:text-properties officeooo:rsid="004707d3"/>
    </style:style>
    <style:style style:name="T88" style:family="text">
      <style:text-properties officeooo:rsid="0012d60d"/>
    </style:style>
    <style:style style:name="T89" style:family="text">
      <style:text-properties officeooo:rsid="0013d94e"/>
    </style:style>
    <style:style style:name="T90" style:family="text">
      <style:text-properties officeooo:rsid="0048f999"/>
    </style:style>
    <style:style style:name="T91" style:family="text">
      <style:text-properties officeooo:rsid="004ab238"/>
    </style:style>
    <style:style style:name="T92" style:family="text">
      <style:text-properties officeooo:rsid="004c11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Joseph d'Arimathie</text:p>
      <text:p text:style-name="P82"/>
      <text:p text:style-name="P84"/>
      <text:p text:style-name="P85">Chronique</text:p>
      <text:p text:style-name="P84"/>
      <text:p text:style-name="P82"><text:tab/>Joseph d'Arimathie demeurait à Jérusalem avec sa femme. Alors que le Christ fut mis en croix, Joseph réfléchit à la manière d<text:span text:style-name="T67">e l</text:span>'honorer. Il alla chercher l'écuelle qui servit au Christ pour célébrer la Cène avec ses disciples pour la mettre chez lui dans le plus bel endroit qu'il trouva. Il demanda ensuite à Pilate, dont il était un <text:span text:style-name="T68">chevalier</text:span> dévoué, la permission de descendre le Christ de la croix et de l'inhumer dans un tombeau qu'il avait <text:span text:style-name="T68">fait creuser dans la roche</text:span>. <text:span text:style-name="T68">Au moment de déposer le corps du Christ à l'intérieur du tombeau, des gouttes de sang coulèrent que Joseph s'empressa de recueillir dans l'écuelle.</text:span></text:p>
      <text:p text:style-name="P82"><text:tab/><text:span text:style-name="T68">Les juifs, qui se sentirent trahis, s'emparèrent de Joseph et l'enfermèrent dans la prison de l'évêque Caïphe. Mais le Seigneur apparu à Joseph et lui assura qu'il serait un jour délivré.</text:span></text:p>
      <text:p text:style-name="P115"/>
      <text:p text:style-name="P83"><text:tab/><text:span text:style-name="T69">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s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86"><text:tab/>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p>
      <text:p text:style-name="P84"/>
      <text:p text:style-name="P84"><text:soft-page-break/><text:tab/><text:span text:style-name="T70">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84"/>
      <text:p text:style-name="P84"><text:tab/><text:span text:style-name="T60">(</text:span><text:span text:style-name="T61">Ellipse)</text:span></text:p>
      <text:p text:style-name="P84"/>
      <text:p text:style-name="P84"><text:tab/><text:span text:style-name="T71">Joseph, Josephé et leur compagnie traversent la mer et se rendent en Grande Bretagne, territoire sarrasin qu'ils commencent à explorer. Galaad naît.</text:span></text:p>
      <text:p text:style-name="P84"/>
      <text:p text:style-name="P84"><text:tab/><text:span text:style-name="T60">(</text:span><text:span text:style-name="T61">Ellipse)</text:span></text:p>
      <text:p text:style-name="P84"/>
      <text:p text:style-name="P87"><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84"/>
      <text:p text:style-name="P84"><text:tab/><text:span text:style-name="T60">(</text:span><text:span text:style-name="T61">Ellipse)</text:span></text:p>
      <text:p text:style-name="P84"/>
      <text:p text:style-name="P92"><text:tab/><text:span text:style-name="T66">Josephé rentrant à Galafort, apprend que son père Joseph d'Arimathie est mort.</text:span></text:p>
      <text:p text:style-name="P92"/>
      <text:p text:style-name="P92"/>
      <text:p text:style-name="P98">Caractère</text:p>
      <text:p text:style-name="P93"/>
      <text:p text:style-name="P93"><text:tab/><text:span text:style-name="T72">Bien qu'intervenant peu dans les épisodes successifs de l'histoire, Joseph d'Arimathie est à l'origine de cette grande épopée qui conduisit la première communauté chrétienne d'Orient jusqu'en Grande Bretagne. Sa discrétion, car il est vite supplanté par son fils Josephé, comme sa volonté de pérégriner seul, renforcent le caractère légendaire et mystérieux de cet homme qui descendit le corps du Christ de la croix pour l'inhumer dans un tombeau et qui recueillit les gouttes de son sang dans l'écuelle qui plus tard deviendra le Saint Graal.</text:span></text:p>
      <text:p text:style-name="P93"/>
      <text:p text:style-name="P93"/>
      <text:p text:style-name="P100">Vertus</text:p>
      <text:p text:style-name="P94"><text:soft-page-break/></text:p>
      <text:list xml:id="list7356330883817180766" text:style-name="L1">
        <text:list-item>
          <text:p text:style-name="P117">Inhume le corps d<text:span text:style-name="T73">u</text:span> Christ <text:span text:style-name="T73">dans un tombeau qu'il a lui-même bâti</text:span>.</text:p>
        </text:list-item>
        <text:list-item>
          <text:p text:style-name="P117">Récupère l'écuelle qui servit à la Cène et recueille le sang du Christ.</text:p>
        </text:list-item>
        <text:list-item>
          <text:p text:style-name="P117">Ne vieillit pas <text:span text:style-name="T73">pendant les</text:span> quarante-deux années de <text:span text:style-name="T73">sa </text:span>captivité.</text:p>
        </text:list-item>
        <text:list-item>
          <text:p text:style-name="P117">Reçoit le baptême de la main de Saint Philippe.</text:p>
        </text:list-item>
        <text:list-item>
          <text:p text:style-name="P117">Évangélise les territoires étrangers.</text:p>
        </text:list-item>
        <text:list-item>
          <text:p text:style-name="P117">Sermonne les premiers chrétiens.</text:p>
        </text:list-item>
        <text:list-item>
          <text:p text:style-name="P117">Fait construire une arche pour abriter l'écuelle.</text:p>
        </text:list-item>
        <text:list-item>
          <text:p text:style-name="P117">Assiste au spectacle de l'arche <text:span text:style-name="T73">en compagnie de Josephé</text:span>.</text:p>
        </text:list-item>
        <text:list-item>
          <text:p text:style-name="P117">Traverse la mer sur le pan de la chemise de Josephé.</text:p>
        </text:list-item>
        <text:list-item>
          <text:p text:style-name="P117">Exorcise des idoles païennes.</text:p>
        </text:list-item>
        <text:list-item>
          <text:p text:style-name="P117">Guérit Mategrant.</text:p>
        </text:list-item>
        <text:list-item>
          <text:p text:style-name="P117">Ressuscite le frêre de Mategrant.</text:p>
        </text:list-item>
      </text:list>
      <text:p text:style-name="P92"/>
      <text:p text:style-name="P92"/>
      <text:p text:style-name="P92"/>
      <text:p text:style-name="P53">Josephé</text:p>
      <text:p text:style-name="P10"/>
      <text:p text:style-name="P10"/>
      <text:p text:style-name="P11">Chronique</text:p>
      <text:p text:style-name="P10"/>
      <text:p text:style-name="P10"><text:tab/><text:span text:style-name="T57">Josephé est le premier fils de Joseph. Un jour que ce dernier prie, le Seigneur lui annonce qu'il consacrera son fils Josephé prochainement pour en faire le premier évêque de l'Église. En effet, le Seigneur reconnaît en Josephé un être d'une exceptionnelle vertu.</text:span></text:p>
      <text:p text:style-name="P88"><text:tab/><text:span text:style-name="T58">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text:span><text:soft-page-break/><text:span text:style-name="T58">étrangers et de consacrer de nouveaux évêques. Au même moment éclate la bataille d'Évalac contre Tholomé, dont Josephé prédit l'issue.</text:span></text:p>
      <text:p text:style-name="P88"><text:tab/><text:span text:style-name="T59">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88"/>
      <text:p text:style-name="P88"><text:tab/><text:span text:style-name="T61">(Ellipse)</text:span></text:p>
      <text:p text:style-name="P88"/>
      <text:p text:style-name="P89"><text:tab/>Josephé et la compagnie des chrétiens traversent la mer et se rendent en Grande Bretagne. Josephé a pour mission d'évangéliser cette nouvelle terre que les chrétiens considèrent comme la Terre promise.</text:p>
      <text:p text:style-name="P90"><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90"><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raîtrise du roi Agreste qui martyrise douze chrétiens, Josephé parvient à convertir la population de la cité.</text:p>
      <text:p text:style-name="P91"/>
      <text:p text:style-name="P88"><text:span text:style-name="T62"><text:tab/>Josephé et sa compagnie continuent d'évangéliser le territoire de Grande Bretagne. Il investi Alain le Gros, fils de Bron, de la fonction de gardien du Saint Graal. Pour avoir accompli le miracle de la multiplication les portions du poisson qu'il vient de pêcher dans un étang, Alain le Gros est surnommé le Riche Pécheur. Au cours de leur pérégrination, Josephé profite du châtiment exemplaire de Moïse, Chanaan et Siméon, </text:span><text:soft-page-break/><text:span text:style-name="T62">tous trois coupables de graves péchés, pour sermonner la compagnie des chrétiens. Après quinze années passées sur les routes à évangéliser le territoire de </text:span><text:span text:style-name="T53">Grande Bretagne, Josephé rentre à Galafort où il couronne son frère Galaad qui devient roi de Hocelice.</text:span></text:p>
      <text:p text:style-name="P95"><text:tab/>Apprenant que Joseph son père est mort pendant son absence et le Seigneur lui faisant comprendre que lui même mourra très prochainement, Josephé décide de se rendre dans l'abbaye de Mordrain. Le lendemain, Josephé meurt et est inhumé dans l'abbaye.</text:p>
      <text:p text:style-name="P95"/>
      <text:p text:style-name="P95"/>
      <text:p text:style-name="P101">Caractère</text:p>
      <text:p text:style-name="P96"/>
      <text:p text:style-name="P96"><text:tab/><text:span text:style-name="T64">Josephé est un personnage d'une sagesse extraordinaire, appelé et consacré par le Seigneur pour accomplir la plus haute des missions : évangéliser le monde. Après une longue et brillante cérémonie d'initiation, il devient le premier évêque de l'Église. L'aura de son intelligence, la pertinence de ses propos et de ses actes lui permettent ainsi de convertir les populations d'Orient, de consacrer à son tour de nouveaux évêques et de conduire la compagnie des chrétiens jusqu'en Grande Bretagne.</text:span></text:p>
      <text:p text:style-name="P96"><text:tab/><text:span text:style-name="T65">Son champs d'action particulièrement large témoigne d'une éminente puissance spirituelle.</text:span></text:p>
      <text:p text:style-name="P95"/>
      <text:p text:style-name="P95"/>
      <text:p text:style-name="P99">Vertus</text:p>
      <text:p text:style-name="P97"/>
      <text:list xml:id="list8015625848393071311" text:style-name="L2">
        <text:list-item>
          <text:p text:style-name="P118">Reçoit la consécration divine et devient le premier évêque de l'Église.</text:p>
        </text:list-item>
        <text:list-item>
          <text:p text:style-name="P119">Assiste au spectacle de l'arche <text:span text:style-name="T73">en compagnie de Joseph</text:span>.</text:p>
        </text:list-item>
        <text:list-item>
          <text:p text:style-name="P118">Ordonne les évêques d'Orient.</text:p>
        </text:list-item>
        <text:list-item>
          <text:p text:style-name="P118">Prédit le déroulement de la guerre contre le roi Tholomé.</text:p>
        </text:list-item>
        <text:list-item>
          <text:p text:style-name="P118">Exorcise une statue d'Appolin.</text:p>
        </text:list-item>
        <text:list-item>
          <text:p text:style-name="P118">Guérit le bras de Clamacidès.</text:p>
        </text:list-item>
        <text:list-item>
          <text:p text:style-name="P118">Baptise Nascien, Mordrain et de nombreux chrétiens.</text:p>
        </text:list-item>
        <text:list-item>
          <text:p text:style-name="P118">Évangélise les territoires d'Orient et de Grande Bretagne.</text:p>
        </text:list-item>
        <text:list-item>
          <text:p text:style-name="P118">Exorcise une statue à Orcan.</text:p>
        </text:list-item>
        <text:list-item>
          <text:p text:style-name="P118"><text:soft-page-break/>Explique la vision de Mordrain.</text:p>
        </text:list-item>
        <text:list-item>
          <text:p text:style-name="P118">Traverse la mer sur le pan de sa chemise.</text:p>
        </text:list-item>
        <text:list-item>
          <text:p text:style-name="P118">Sermonne la compagnie des chrétiens.</text:p>
        </text:list-item>
        <text:list-item>
          <text:p text:style-name="P118">Multiplie les pains.</text:p>
        </text:list-item>
        <text:list-item>
          <text:p text:style-name="P118">Explique la vision du duc Ganor.</text:p>
        </text:list-item>
        <text:list-item>
          <text:p text:style-name="P118">Explique la raison de la place vide à la table du Graal.</text:p>
        </text:list-item>
        <text:list-item>
          <text:p text:style-name="P118">Marie les fils de Bran.</text:p>
        </text:list-item>
        <text:list-item>
          <text:p text:style-name="P118">Explique le châtiment de Chanaan.</text:p>
        </text:list-item>
        <text:list-item>
          <text:p text:style-name="P118">Explique la signification du cerf et des lions.</text:p>
        </text:list-item>
        <text:list-item>
          <text:p text:style-name="P118">Prédit l'arrivée salvatrice de Galaad, descendant de Célidoine.</text:p>
        </text:list-item>
        <text:list-item>
          <text:p text:style-name="P118">Couronne son frère Galaad.</text:p>
        </text:list-item>
      </text:list>
      <text:p text:style-name="P95"/>
      <text:p text:style-name="P95"/>
      <text:p text:style-name="P95"/>
      <text:p text:style-name="P55">Célidoine</text:p>
      <text:p text:style-name="P23"/>
      <text:p text:style-name="P23"/>
      <text:p text:style-name="P20">Chronique</text:p>
      <text:p text:style-name="P23"/>
      <text:p text:style-name="P24"><text:tab/><text:span text:style-name="T47">Le jour de l'arrestation de Nascien, Célidoine son fils est emprisonné avec lui au château de Calafer. Alors que ce dernier revient de la poursuite de Nascien, blessé à mort par le Seigneur, il ordonne pour se venger de jeter Célidoine du haut de la tour. Mais dans sa chute, Célidoine est agrippé par neuf mains qui l'emportent et le déposent sur une île.</text:span></text:p>
      <text:p text:style-name="P24"/>
      <text:p text:style-name="P24"><text:tab/><text:span text:style-name="T48">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24"/>
      <text:p text:style-name="P24"><text:tab/><text:span text:style-name="T49">Faisant preuve d'une extraordinaire clairvoyance et lui prédisant qu'il mourra dans quelques jours, Célidoine </text:span><text:span text:style-name="T17">parvient à convaincre le roi de se convertir au </text:span><text:soft-page-break/><text:span text:style-name="T17">christianisme. </text:span><text:span text:style-name="T18">Malgré les réticences des chevaliers, Célidoine accompagne le roi dans le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24"><text:span text:style-name="T18"><text:tab/>Finalement, </text:span><text:span text:style-name="T19">en pleine mer,</text:span><text:span text:style-name="T18"> la nef de Salomon </text:span><text:span text:style-name="T19">rejoint</text:span><text:span text:style-name="T18"> la nef de Célidoine. Il y pénètre aussitôt et </text:span><text:span text:style-name="T19">accoste sur</text:span><text:span text:style-name="T18"> l'île </text:span><text:span text:style-name="T20">tournoyante</text:span><text:span text:style-name="T18"> où il retrouve son père Nascien. </text:span><text:span text:style-name="T20">Tous deux repartent sur la nef de Salomon et accostent sur l'île du géant. Après que Nascien ait tué le géant et que Mordrain les ait rejoins à bord d'une autre nef, tous les trois repartent à bord de la nef de Mordrain. </text:span><text:span text:style-name="T21">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24"/>
      <text:p text:style-name="P58"><text:tab/>(Ellipse)</text:p>
      <text:p text:style-name="P25"/>
      <text:p text:style-name="P25"><text:span text:style-name="T16"><text:tab/>Avant que la compagnie de Josephé ne s'y rende à son tour, Célidoine accoste en Grande Bretagne et, </text:span><text:span text:style-name="T22">guidé par un homme,</text:span><text:span text:style-name="T16"> se rend </text:span><text:span text:style-name="T22">dans la ville de Galafort où réside</text:span><text:span text:style-name="T16"> le duc Ganor qu'il tente de convertir </text:span><text:span text:style-name="T19">au christianisme</text:span><text:span text:style-name="T16">.</text:span><text:span text:style-name="T23"> Mais c'est Josephé, à son arrivée, qui finalement convertit le duc et que la guerre contre le roi de Northumberland éclate.</text:span></text:p>
      <text:p text:style-name="P25"><text:span text:style-name="T23"><text:tab/></text:span><text:span text:style-name="T24">Alors que, la guerre terminée, la compagnie de Josephé quitte Galafort, </text:span><text:span text:style-name="T19">où demeurent</text:span><text:span text:style-name="T24"> Célidoine </text:span><text:span text:style-name="T19">et</text:span><text:span text:style-name="T24"> Nascien.</text:span></text:p>
      <text:p text:style-name="P25"/>
      <text:p text:style-name="P59"><text:tab/>(Ellipse)</text:p>
      <text:p text:style-name="P26"/>
      <text:p text:style-name="P26"><text:span text:style-name="T16"><text:tab/></text:span><text:span text:style-name="T26">À la suite de la guerre contre le roi Crudel, alors que Mordrain décide d'aller vivre en ermite, Célidoine </text:span><text:span text:style-name="T27">se marie à</text:span><text:span text:style-name="T26"> la fille du roi Label </text:span><text:span text:style-name="T27">et devient roi de Norgales</text:span><text:span text:style-name="T26">.</text:span></text:p>
      <text:p text:style-name="P26"/>
      <text:p text:style-name="P31"><text:span text:style-name="T26"><text:tab/>(</text:span><text:span text:style-name="T25">Ellipse)</text:span></text:p>
      <text:p text:style-name="P27"/>
      <text:p text:style-name="P63"><text:tab/>Le jour où Nascien, Sarracinte et Flégentine meurent, Célidoine observe le ciel et prédit qu'une dangereuse famine s'abattra sur la Grande Bretagne. Anticipant le désastre, Célidoine fait faire les réserves de blé nécessaires. Il prédit également que les <text:soft-page-break/>Saxons, attirés par les réserves des chrétiens, débarqueraient en Grande Bretagne pour envahir le territoire de Célidoine. <text:span text:style-name="T46">Mais grâce à un stratagème de Narpus, le fils de Célidoine, les chrétiens repoussent l'assaut des Saxons. Après avoir délivré son pays des Saxons, Célidoine meurt et est inhumé à Camaalot.</text:span></text:p>
      <text:p text:style-name="P61"/>
      <text:p text:style-name="P61"/>
      <text:p text:style-name="P64">Caractère</text:p>
      <text:p text:style-name="P61"/>
      <text:p text:style-name="P62"><text:tab/><text:span text:style-name="T52">Célidoine est l'archétype du chevalier élu, né sous le signe du ciel. L'auteur insiste sur ce point. Célidoine, dont le nom signifie « donné au ciel », est un enfant plus mûr que les autres. Par la grâce dont il rayonne, il préfigure l'avènement de son dernier descendant Galaad le Bon Chevalier.</text:span></text:p>
      <text:p text:style-name="P62"><text:tab/><text:span text:style-name="T54">S'il n'est pas un guerrier comme Nascien ou Mordrain, qui multiplient les faits d'armes, il brille toutefois par son intelligence et sa foi. Initié dès sa naissance à la sagesse chrétienne, il est capable d'expliquer les visions et de prédire l'avenir.</text:span></text:p>
      <text:p text:style-name="P62"/>
      <text:p text:style-name="P62"/>
      <text:p text:style-name="P65">Vertus</text:p>
      <text:p text:style-name="P60"/>
      <text:list xml:id="list8477126330768807651" text:style-name="L3">
        <text:list-item>
          <text:p text:style-name="P131">Naît sous le signe du ciel.</text:p>
        </text:list-item>
        <text:list-item>
          <text:p text:style-name="P131">Est sauvé par le Seigneur.</text:p>
        </text:list-item>
        <text:list-item>
          <text:p text:style-name="P131">Explique ses visions au roi Label.</text:p>
        </text:list-item>
        <text:list-item>
          <text:p text:style-name="P131">Est choisi par Hermoine pour gagner la Grande Bretagne avant tout le monde.</text:p>
        </text:list-item>
        <text:list-item>
          <text:p text:style-name="P133">Se marie avec la fille du roi Label et devient roi de Norgales.</text:p>
        </text:list-item>
        <text:list-item>
          <text:p text:style-name="P131">Prédit une grande famine.</text:p>
        </text:list-item>
        <text:list-item>
          <text:p text:style-name="P131">Prédit l'invasion des Saxons.</text:p>
        </text:list-item>
        <text:list-item>
          <text:p text:style-name="P132">Délivre son pays des Saxons.</text:p>
        </text:list-item>
      </text:list>
      <text:p text:style-name="P61"/>
      <text:p text:style-name="P61"/>
      <text:p text:style-name="P61"/>
      <text:p text:style-name="P78"><text:soft-page-break/>Nascien</text:p>
      <text:p text:style-name="P70"/>
      <text:p text:style-name="P70"/>
      <text:p text:style-name="P71">Chronique</text:p>
      <text:p text:style-name="P74"/>
      <text:p text:style-name="P74"><text:span text:style-name="T14"><text:tab/></text:span><text:span text:style-name="T50">Alors que le roi Mordrain et son armée sont en déroute après l'échec du premier assaut contre Tholomé, sa femme Sarracinte demande à son frère Séraphé de venir aider Mordrain dans la bataille. Sur ce, Séraphé rejoint l'armée de son beau-frère, malgré la vieille haine que ce dernier a pu nourrir contre lui. Pendant les multiples épisodes de la bataille, Séraphé est vaillant et montre d'exceptionnelles qualités chevaleresques. Par ses exploits individuels, Séraphé favorise nettement la victoire finale.</text:span></text:p>
      <text:p text:style-name="P67"/>
      <text:p text:style-name="P68"><text:tab/>De retour à Sarras et impressionné par les propos de Josephé, Séraphé demande à se faire baptiser. Il prend alors le nom chrétien de Nascien. Sitôt qu'il est convertit il guérit de ses blessures et reçoit le Saint-Esprit.</text:p>
      <text:p text:style-name="P69"><text:tab/>Alors que Josephé fait inhumer le corps des ermites Salluste et Hermoine, Nascien, fasciné, s'approche de l'arche et soulève la patène qui recouvre le Graal pour voir à l'intérieur. Il devient aussitôt aveugle. Souffrant de subir ce châtiment, Nascien reconnaît son erreur mais témoigne des grands mystères qu'il entrevit un court instant :</text:p>
      <text:p text:style-name="P69"/>
      <text:p text:style-name="P116">« <text:span text:style-name="T63">Je ai veü, dist Nasciens, le grant hardement, le conmencement des grans proueces, l'enquerement des sains, le fondement de religion, la fin des bontés et des gentilleces, et la merveille de toutes les merveilles du monde : ce est Dix. » (</text:span><text:span text:style-name="T28">§</text:span><text:span text:style-name="T63">158)</text:span></text:p>
      <text:p text:style-name="P102"/>
      <text:p text:style-name="P102"><text:tab/><text:span text:style-name="T29">Au même moment un ange sort de l'arche, retire le fer de lance de la jambe de Josephé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102"/>
      <text:p text:style-name="P102"><text:tab/><text:span text:style-name="T30">Alors que Mordrain et Nascien sont au palais de Sarras, la terre tremble et tous deux s'effondrent évanouis. À son réveil, Nascien tient une main tendue vers lui et </text:span><text:soft-page-break/><text:span text:style-name="T30">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102"/>
      <text:p text:style-name="P102"><text:tab/><text:span text:style-name="T31">Nascien atterrit finalement sur l'île tournoyante. Exténué, il s'allonge et s'endort. Pendant son sommeil il a une vision : il vole parmi de nombreux oiseaux et l'un d'eux lui demande son cœur à manger, qu'il donne volontiers.</text:span></text:p>
      <text:p text:style-name="P102"><text:tab/><text:span text:style-name="T32">Une nef splendide accoste avec à son bord un lit à trois fuseaux, une couronne et une épée. Il s'agit de la nef du roi Salomon, ancêtre de Nascien</text:span><text:span text:style-name="T32"><text:note text:id="ftn1" text:note-class="footnote"><text:note-citation>1</text:note-citation><text:note-body><text:p text:style-name="P2">L'histoire et la symbolique de <text:span text:style-name="T33">la</text:span> nef <text:span text:style-name="T33">de Salomon </text:span>sont détaillées en annexe.</text:p></text:note-body></text:note></text:span><text:span text:style-name="T32">.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02"/>
      <text:p text:style-name="P102"><text:tab/><text:span text:style-name="T34">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02"><text:tab/><text:span text:style-name="T34">Le Seigneur leur annonce qu'ils monteront tous à bord de la nef de Mordrain. Au moment de passer d'une nef à l'autre, Nascien reçoit un coup d'épée à l'épaule. Il comprend alors qu'il est châtié pour avoir dégainé l'épée de la nef de Salomon sans en </text:span><text:soft-page-break/><text:span text:style-name="T34">être digne.</text:span></text:p>
      <text:p text:style-name="P102"/>
      <text:p text:style-name="P110"><text:tab/>(Ellipse)</text:p>
      <text:p text:style-name="P103"/>
      <text:p text:style-name="P103"><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03"/>
      <text:p text:style-name="P111"><text:tab/>(Ellipse)</text:p>
      <text:p text:style-name="P104"/>
      <text:p text:style-name="P104"><text:tab/><text:span text:style-name="T35">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l'ordonne de rentrer au château où sa femme l'attend et le menace d'employer la force s'il s'y refuse. Mais fatigué par son combat contre le géant, Nascien n'a plus la forc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105"><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106"><text:tab/>C'est alors qu'une autre nef aborde celle de Nascien. Il passe de l'une à l'autre et <text:soft-page-break/>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p>
      <text:p text:style-name="P104"/>
      <text:p text:style-name="P112"><text:span text:style-name="T36"><text:tab/>(</text:span>Ellipse)</text:p>
      <text:p text:style-name="P107"/>
      <text:p text:style-name="P107"><text:tab/><text:span text:style-name="T37">Nascien accoste en Grande Bretagne où l'accueillent Joseph, Josephé et la compagnie des chrétiens qui ont déjà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text:s/>le vassal. Nascien suggère alors au duc Ganor d'attaquer au plus vite. Nascien fait des prodiges dans la bataille et tue le roi de Northumberland qui refuse de se rendre. La guerre terminée, Nascien, Célidoine et leurs chevaliers restent à Galafort alors que la compagnie de Josephé reprend la route.</text:span></text:p>
      <text:p text:style-name="P108"><text:tab/>À l'arrivée de Mordrain en Grande Bretagne, Nascien, le duc Ganor et leurs chevaliers viennent l'accueillir et l'informer que la compagnie des chrétiens est <text:s/>prisonnière du roi Crudel. Mordrain décide alors de partir en guerre contre ce dernier. Dans la bataille, Nascien fait des prodiges et délivre Mordrain, malmené par ses ennemis. Le duc Ganor tue le roi Crudel et l'armée chrétienne prend définitivement le dessus. Alors que Mordrain se retire du monde pour vivre en ermite et que la compagnie de Josephé part en direction de Camaalot, Nascien reste à Galafort.</text:p>
      <text:p text:style-name="P107"/>
      <text:p text:style-name="P113"><text:tab/>(Ellipse)</text:p>
      <text:p text:style-name="P109"/>
      <text:p text:style-name="P109"><text:tab/><text:span text:style-name="T38">Nascien meurt le même jour que Flégentine et Sarracinte.</text:span></text:p>
      <text:p text:style-name="P114"/>
      <text:p text:style-name="P75"/>
      <text:p text:style-name="P72">Caractère</text:p>
      <text:p text:style-name="P75"/>
      <text:p text:style-name="P75"><text:tab/><text:span text:style-name="T39">Nascien est un personnage de premier plan qui offre un soutien fidèle et </text:span><text:soft-page-break/><text:span text:style-name="T39">déterminant à la mission d'évangélisation des territoires d'Orient et d'Occident. C'est un chevalier d'une valeur martiale exemplaire, tant par son audace que par son adresse au combat et ses exploits individuels favorisent le cours des grandes batailles auxquelles il participe. Mais c'est aussi un chevalier d'une grande bonté qui porte volontiers secours à ses amis.</text:span></text:p>
      <text:p text:style-name="P75"><text:tab/><text:span text:style-name="T40">Nascien reconnaît rapidement les vertus de la religion et embrasse la vie de chrétien avec un certain zèle. La grâce divine dont il est exalté se manifeste particulièrement lors des combats au cours desquels il multiplie les prodiges. Loin de la perfection de son fils Célidoine ou de son descendant Galaad, car il lui arrive de manquer de foi, il est tout de même une figure du chevalier élu qui fait honneur à la religion chrétienne par sa piété et ses prouesses.</text:span></text:p>
      <text:p text:style-name="P75"/>
      <text:p text:style-name="P75"/>
      <text:p text:style-name="P73">Vertus</text:p>
      <text:p text:style-name="P76"/>
      <text:list xml:id="list4098998828578651277" text:style-name="L4">
        <text:list-item>
          <text:p text:style-name="P134">Rejoint <text:span text:style-name="T56">Mordrain</text:span> dans la guerre contre le roi <text:s/>Tholomé et se bat par amitié.</text:p>
        </text:list-item>
        <text:list-item>
          <text:p text:style-name="P134">Fait des prodiges.</text:p>
        </text:list-item>
        <text:list-item>
          <text:p text:style-name="P134"><text:span text:style-name="T42">Endure</text:span> <text:span text:style-name="T42">les</text:span> blessures.</text:p>
        </text:list-item>
        <text:list-item>
          <text:p text:style-name="P134">Tue Manartur, le frère du roi Tholomé.</text:p>
        </text:list-item>
        <text:list-item>
          <text:p text:style-name="P135">Supplie Mordrain de ne pas exécuter Nabur, <text:span text:style-name="T56">le sénéchal du roi Tholomé</text:span>.</text:p>
        </text:list-item>
        <text:list-item>
          <text:p text:style-name="P143">Gagne <text:span text:style-name="T56">la</text:span> guerre contre le roi Tholomé.</text:p>
        </text:list-item>
        <text:list-item>
          <text:p text:style-name="P135">Demande le baptême.</text:p>
        </text:list-item>
        <text:list-item>
          <text:p text:style-name="P135">Accompagne Josephé dans sa mission d'évangélisation des territoires d'Orient.</text:p>
        </text:list-item>
        <text:list-item>
          <text:p text:style-name="P136"><text:span text:style-name="T56">Fait l'expérience mystique du </text:span>Saint Esp<text:span text:style-name="T43">rit.</text:span></text:p>
        </text:list-item>
        <text:list-item>
          <text:p text:style-name="P136">Comprend la nature transcendante du Seigneur.</text:p>
        </text:list-item>
        <text:list-item>
          <text:p text:style-name="P136">Converse avec le Seigneur.</text:p>
        </text:list-item>
        <text:list-item>
          <text:p text:style-name="P137">Ne perd <text:span text:style-name="T56">pas</text:span> espoir.</text:p>
        </text:list-item>
        <text:list-item>
          <text:p text:style-name="P137"><text:span text:style-name="T56">A</text:span> le cœur intègre comme Job.</text:p>
        </text:list-item>
        <text:list-item>
          <text:p text:style-name="P137">Reconnaît son manque de foi <text:span text:style-name="T43">et</text:span> les fautes qu'il a commises.</text:p>
        </text:list-item>
        <text:list-item>
          <text:p text:style-name="P138"><text:span text:style-name="T56">Tue </text:span>le géant sur l'île.</text:p>
        </text:list-item>
        <text:list-item>
          <text:p text:style-name="P137"><text:soft-page-break/>Accepte l<text:span text:style-name="T43">a pénitence.</text:span></text:p>
        </text:list-item>
        <text:list-item>
          <text:p text:style-name="P137">Reconnaît la volonté de Dieu à l'origine de <text:span text:style-name="T56">certains</text:span> événements.</text:p>
        </text:list-item>
        <text:list-item>
          <text:p text:style-name="P137">Fait édifier des sépultures en l'honneur <text:span text:style-name="T41">du seigneur de Charabel, de Nabor et du géant Pharem.</text:span></text:p>
        </text:list-item>
        <text:list-item>
          <text:p text:style-name="P138"><text:span text:style-name="T56">Tue </text:span>le roi de Northumberland.</text:p>
        </text:list-item>
        <text:list-item>
          <text:p text:style-name="P143"><text:span text:style-name="T56">Gagne la guerre contre</text:span> le roi de Northumberland.</text:p>
        </text:list-item>
        <text:list-item>
          <text:p text:style-name="P135">Fait fuir les chevaliers du roi Crudel et délivre Mordrain.</text:p>
        </text:list-item>
        <text:list-item>
          <text:p text:style-name="P143"><text:span text:style-name="T56">Gagne la guerre contre</text:span> le roi Crudel.</text:p>
        </text:list-item>
      </text:list>
      <text:p text:style-name="P79"/>
      <text:p text:style-name="P80">Faiblesses</text:p>
      <text:p text:style-name="P76"/>
      <text:list xml:id="list2100682725969349950" text:style-name="L5">
        <text:list-item>
          <text:p text:style-name="P139">Est fasciné par le Graal.</text:p>
        </text:list-item>
        <text:list-item>
          <text:p text:style-name="P139">Est aveuglé pour avoir approcher le Graal.</text:p>
        </text:list-item>
        <text:list-item>
          <text:p text:style-name="P140">Veut connaître le sens d'une de ses visions.</text:p>
        </text:list-item>
        <text:list-item>
          <text:p text:style-name="P141">Est sermonné pour son manque de foi.</text:p>
        </text:list-item>
        <text:list-item>
          <text:p text:style-name="P142">Dégaine l'épée sur la nef de Salomon.</text:p>
        </text:list-item>
        <text:list-item>
          <text:p text:style-name="P142">Est blessé à l'épaule pour avoir dégainer l'épée.</text:p>
        </text:list-item>
      </text:list>
      <text:p text:style-name="P66"/>
      <text:p text:style-name="P66"/>
      <text:p text:style-name="P66"/>
      <text:p text:style-name="P77">Mordrain</text:p>
      <text:p text:style-name="P66"/>
      <text:p text:style-name="P66"/>
      <text:p text:style-name="P21">Chronique</text:p>
      <text:p text:style-name="P34"/>
      <text:p text:style-name="P34"><text:tab/><text:span text:style-name="T51">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la chambre du roi malgré le </text:span><text:soft-page-break/><text:span text:style-name="T51">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28"><text:tab/><text:span text:style-name="T1">Évalac part en guerre contre Tholomé. Il est aussitôt rejoint par Séraphé, le frère de sa femme Sarracinte. Après de multiples péripéties et l'intervention d'un énigmatique Chevalier Blanc qui sauve le roi au dernier moment, la guerre s'achève sur la victoire d'Évalac.</text:span></text:p>
      <text:p text:style-name="P28"><text:tab/><text:span text:style-name="T2">L'expérience de son sauvetage confirme à Évalac la puissance du Seigneur et le détermine encore plus à se convertir. Josephé, fils de Joseph, baptise donc Évalac qui prendra le nom chrétien de Mordrain.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28"><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28"/>
      <text:p text:style-name="P28"><text:tab/><text:span text:style-name="T4">Alors que Mordrain et Nascien sont dans le palais de Sarras, la voix du Seigneur gronde et la terre se met à trembler. Mordrain, évanoui, est emporté sur l'île rocheuse.</text:span></text:p>
      <text:p text:style-name="P28"><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 Alors un orage éclate et Mordrain tombe évanoui sur le sol. Le calme revenu, 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28"><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text:span><text:soft-page-break/><text:span text:style-name="T6">est mort. Pénétrant à l'intérieur de la nef, Mordrain découvre avec stupeur la dépouille de Nascien allongée sur un lit. Mordrain est abattu. La nef a déjà quitté la rive.</text:span></text:p>
      <text:p text:style-name="P28"><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28"/>
      <text:p text:style-name="P28"/>
      <text:p text:style-name="P32"><text:tab/>(Ellipse)</text:p>
      <text:p text:style-name="P29"/>
      <text:p text:style-name="P29"><text:tab/>Mordrain accoste à bord de la nef sur l'île du géant où il retrouve Nascien et <text:span text:style-name="T8"><text:s/></text:span>Célidoine. Tous trois repartent sur cette même nef.</text:p>
      <text:p text:style-name="P29"/>
      <text:p text:style-name="P32"><text:tab/>(Ellipse)</text:p>
      <text:p text:style-name="P29"/>
      <text:p text:style-name="P29"><text:tab/>Mordrain, Nascien et Célidoine rencontrent <text:span text:style-name="T9">en mer</text:span> les messagers, partis à la recherche de Nascien <text:span text:style-name="T9">accompagnés de</text:span> la fille du roi Label. <text:span text:style-name="T10">Ces derniers montent à bord de la nef de Ms'approche pour le voir. Pour cette faute, il est paralysé et aveuglé. Le Seigneur lui annonce qu'il ne guérira pas avant la venue du Bon Chevalier Galaad. Mordrain décide alors de se retirer du monde et d'aller vivre en ermite dans une abbaye qu'il fait construire dans la forêt.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29"/>
      <text:p text:style-name="P33"><text:tab/>(Ellipse)</text:p>
      <text:p text:style-name="P30"><text:soft-page-break/></text:p>
      <text:p text:style-name="P30"><text:tab/><text:span text:style-name="T11">Resté à Sarras, Mordrain a une vision du Seigneur lui demandant de se rendre en Grande Bretagne pour le venger du roi Crudel qui tient les chrétiens prisonniers. Il traverse alors la mer avec ses chevaliers et retrouve Nascien et le duc Ganor. Ces 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30"><text:tab/><text:span text:style-name="T12">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text:p text:style-name="P35"/>
      <text:p text:style-name="P35"/>
      <text:p text:style-name="P22">Caractère</text:p>
      <text:p text:style-name="P36"/>
      <text:p text:style-name="P36"><text:tab/><text:span text:style-name="T44">Le roi Mordrain est un personnage central. Son royaume est le théâtre de nombreux événements, avant que la compagnie des chrétiens ne quitte les territoires d'Orient pour gagner la Grande Bretagne. Son armée participe aux guerres contre les rois Tholomé et Crudel.Toutefois, s'il présente des caractéristiques similaires à celles de son beau-frère Nascien, il n'est pas aussi heureux dans l'aventure. Il fait figure de chevalier frustre, qui manque de lucidité et dont la volonté exemplaire ne compense pas le manque de foi.</text:span></text:p>
      <text:p text:style-name="P36"><text:tab/><text:span text:style-name="T44">Malgré son courage il a souvent le dessous dans la bataille, se fait malmener ou bien capturer. C'est un chevalier généreux et fougueux mais dont les qualités martiales ne lui permettent pas d'accomplir des prodiges comme Nascien. </text:span></text:p>
      <text:p text:style-name="P36"><text:tab/><text:span text:style-name="T45">Sa destiné malheureuse le condamne finalement à vivre dans une souffrance éternelle pour avoir voulu percer les mystères du Graal. Si un chevalier ne mérite pas de soulever le voile qui recouvre la coupe sacrée, c'est bien Mordrain.</text:span></text:p>
      <text:p text:style-name="P36"/>
      <text:p text:style-name="P36"/>
      <text:p text:style-name="P18">Vertus</text:p>
      <text:p text:style-name="P3"><text:soft-page-break/></text:p>
      <text:p text:style-name="P4"/>
      <text:list xml:id="list8815649978941974531" text:style-name="L6">
        <text:list-item>
          <text:p text:style-name="P120"><text:span text:style-name="T56">Gagne la guerre contre le</text:span> roi Tholomé.</text:p>
        </text:list-item>
        <text:list-item>
          <text:p text:style-name="P122"><text:span text:style-name="T56">Gagne la guerre contre le</text:span> roi Crudel.</text:p>
        </text:list-item>
        <text:list-item>
          <text:p text:style-name="P122">Décide de vivre en ermite.</text:p>
        </text:list-item>
        <text:list-item>
          <text:p text:style-name="P122">Fait construire une abbaye dans la forêt.</text:p>
        </text:list-item>
      </text:list>
      <text:p text:style-name="P5"/>
      <text:p text:style-name="P18">Faiblesses</text:p>
      <text:p text:style-name="P5"/>
      <text:p text:style-name="P4"/>
      <text:list xml:id="list43910491345133459" text:style-name="L7">
        <text:list-item>
          <text:p text:style-name="P123"><text:span text:style-name="T55">Est sceptique et d</text:span>emande des preuves au sujet de la Trinité.</text:p>
        </text:list-item>
      </text:list>
      <text:list xml:id="list183915084139587" text:continue-list="list8815649978941974531" text:style-name="L6">
        <text:list-item>
          <text:p text:style-name="P121">Fuit avec son armée après le premier affrontement face au roi Tholomé.</text:p>
        </text:list-item>
        <text:list-item>
          <text:p text:style-name="P121">Est capturé par les chevalier du roi Tholomé.</text:p>
        </text:list-item>
        <text:list-item>
          <text:p text:style-name="P121">Est délivré à deux reprises : par le Chevalier Blanc et par Nascien.</text:p>
        </text:list-item>
        <text:list-item>
          <text:p text:style-name="P122">Veut exécuter Nabur, le sénéchal du roi Tholomé.</text:p>
        </text:list-item>
        <text:list-item>
          <text:p text:style-name="P122">Veut connaître le sens de ses visions.</text:p>
        </text:list-item>
        <text:list-item>
          <text:p text:style-name="P122">Veut connaître le Chevalier Blanc.</text:p>
        </text:list-item>
        <text:list-item>
          <text:p text:style-name="P122">Brûle la statue qu'il avait adorée.</text:p>
        </text:list-item>
        <text:list-item>
          <text:p text:style-name="P122">Est sermonné pour son manque de foi.</text:p>
        </text:list-item>
        <text:list-item>
          <text:p text:style-name="P125">Se jette sur un morceau de pain et le perd.</text:p>
        </text:list-item>
        <text:list-item>
          <text:p text:style-name="P122">Est renseigné au sujet de ses visions.</text:p>
        </text:list-item>
        <text:list-item>
          <text:p text:style-name="P122">Oublie son écu au moment de partir en guerre contre le roi Crudel.</text:p>
        </text:list-item>
        <text:list-item>
          <text:p text:style-name="P122">Est blessé au cours de la guerre contre le roi Crudel.</text:p>
        </text:list-item>
      </text:list>
      <text:list xml:id="list183913720414668" text:continue-list="list43910491345133459" text:style-name="L7">
        <text:list-item>
          <text:p text:style-name="P124">Est fasciné par le Graal.</text:p>
        </text:list-item>
        <text:list-item>
          <text:p text:style-name="P126">Est aveuglé <text:span text:style-name="T13">et paralysé </text:span>pour avoir approcher le Graal.</text:p>
        </text:list-item>
      </text:list>
      <text:p text:style-name="P6"/>
      <text:p text:style-name="P6"/>
      <text:p text:style-name="P6"/>
      <text:p text:style-name="P56">Pierre</text:p>
      <text:p text:style-name="P37"/>
      <text:p text:style-name="P37"/>
      <text:p text:style-name="P12">Chronique</text:p>
      <text:p text:style-name="P38"><text:soft-page-break/></text:p>
      <text:p text:style-name="P37"><text:tab/>Pierre débarque en Grande Bretagne à la suite de Josephé <text:span text:style-name="T75">et pérégrine sur le territoire avec la compagnie</text:span>. <text:span text:style-name="T76">Il porte le Graal à travers les rangs lors de la cérémonie qui rassasie les chrétiens vertueux au bord de l'étang.</text:span></text:p>
      <text:p text:style-name="P37"><text:tab/>Un soir que Chanaan assassine par jalousie ses douze frères, Siméon s'apprête à faire de même avec <text:span text:style-name="T78">Pierre, son cousin</text:span>. Mais au moment de le poignarder, il rate <text:span text:style-name="T78">le</text:span> cœur et le blesse <text:span text:style-name="T77">gravement</text:span> à l'épaule. Alors que les chrétiens reprennent l<text:span text:style-name="T75">eur</text:span> route, Pierre <text:span text:style-name="T77">préfère</text:span> rester avec son compagnon Pharam. <text:span text:style-name="T77">Ce dernier, <text:s/>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37"/>
      <text:p text:style-name="P37"><text:tab/><text:span text:style-name="T78">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37"/>
      <text:p text:style-name="P37"><text:tab/><text:span text:style-name="T74">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37"><text:tab/><text:span text:style-name="T74">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37"/>
      <text:p text:style-name="P37"/>
      <text:p text:style-name="P13">Caractère</text:p>
      <text:p text:style-name="P39"/>
      <text:p text:style-name="P39"><text:tab/><text:span text:style-name="T79">Bien qu'il ne soit pas un personnage de premier plan, Pierre favorise par son action l'évangélisation de la Grande Bretagne.</text:span></text:p>
      <text:p text:style-name="P39"><text:tab/><text:span text:style-name="T79">C'est un homme de foi qui reçoit le rare privilège de porter le Graal au milieu des chrétiens et qui plus tard, blessé par son cousin, s'en remet à Dieu pour le conduire vers la guérison. C'est aussi un chevalier valeureux qui se bat pour défendre l'honneur </text:span><text:soft-page-break/><text:span text:style-name="T79">du roi Orcan accusé à tord.</text:span></text:p>
      <text:p text:style-name="P39"/>
      <text:p text:style-name="P39"/>
      <text:p text:style-name="P15">Vertus</text:p>
      <text:p text:style-name="P7"/>
      <text:list xml:id="list6382038835798500525" text:style-name="L8">
        <text:list-item>
          <text:p text:style-name="P127">Porte le Saint Graal entre ses mains.</text:p>
        </text:list-item>
        <text:list-item>
          <text:p text:style-name="P127">Se bat pour sauver le roi Orcan.</text:p>
        </text:list-item>
        <text:list-item>
          <text:p text:style-name="P127">Tue le roi Méréam.</text:p>
        </text:list-item>
        <text:list-item>
          <text:p text:style-name="P127">Demande au roi Orcan de se convertir au christianisme.</text:p>
        </text:list-item>
        <text:list-item>
          <text:p text:style-name="P127">Se marie avec la fille du roi Orcan.</text:p>
        </text:list-item>
      </text:list>
      <text:p text:style-name="P7"/>
      <text:p text:style-name="P7"/>
      <text:p text:style-name="P7"/>
      <text:p text:style-name="P54">Sarracinte</text:p>
      <text:p text:style-name="P40"/>
      <text:p text:style-name="P40"/>
      <text:p text:style-name="P19">Chronique</text:p>
      <text:p text:style-name="P41"/>
      <text:p text:style-name="P40"><text:tab/>Lors de la guerre <text:span text:style-name="T81">d'Évalac</text:span> contre Tholomé, <text:span text:style-name="T82">la reine </text:span>Sarracinte consulte Josephé au sujet du sort de la bataille et <text:span text:style-name="T81">envoie une lettre à son mari Évalac lui recommandant de quitter la cité de Licoine que Tholomé projetait d'assiéger.</text:span></text:p>
      <text:p text:style-name="P40"/>
      <text:p text:style-name="P40"><text:tab/><text:span text:style-name="T83">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40"><text:tab/><text:span text:style-name="T84">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40"/>
      <text:p text:style-name="P42"><text:tab/>(Ellipse)</text:p>
      <text:p text:style-name="P46"/>
      <text:p text:style-name="P46"><text:soft-page-break/><text:tab/>Sarracinte découvre Nascien qui avait repris connaissance après le tremblement de terre <text:span text:style-name="T85">au palais de Sarras</text:span>. Ce dernier tenait une main tendue vers lui et échangeait des paroles avec une voix. Elle se désespère lorsque Nascien lui apprend la disparition de Mordrain son mari.</text:p>
      <text:p text:style-name="P46"/>
      <text:p text:style-name="P43"><text:tab/>(Ellipse)</text:p>
      <text:p text:style-name="P47"/>
      <text:p text:style-name="P47"><text:tab/>Après que Nascien, libéré de la prison de Calafer, est emporté sur l'île tournoyante, et sur le conseil de ses chevaliers, Sarracinte envoie cinq messagers à la recherche de son frère.</text:p>
      <text:p text:style-name="P47"><text:tab/><text:span text:style-name="T86">Alors que Mordrain et Nascien sont exilés, Sarracinte rend visite à Flégentine, la femme de Nascien, qui est restée chez son vavasseur.</text:span></text:p>
      <text:p text:style-name="P47"/>
      <text:p text:style-name="P44"><text:tab/>(Ellipse)</text:p>
      <text:p text:style-name="P48"/>
      <text:p text:style-name="P48"><text:tab/>Sarracinte meur<text:span text:style-name="T80">t</text:span> en Grande Bretagne, le même jour que Flégentine et Nascien.</text:p>
      <text:p text:style-name="P48"/>
      <text:p text:style-name="P48"/>
      <text:p text:style-name="P13">Caractère</text:p>
      <text:p text:style-name="P41"/>
      <text:p text:style-name="P41"/>
      <text:p text:style-name="P41"><text:tab/><text:span text:style-name="T87">Sarracinte est la seule à être chrétienne depuis longtemps. Elle n'avoue pas sa conversion avant que Mordrain ne devienne lui-même chrétien. C'est une femme bienveillante, tout entière dévouée à son mari qu'elle aide pendant la guerre contre le roi Tholomé, mais aussi à son frère Nascien qu'elle cherche à retrouver et à sa belle-sœur Flégentine qu'elle réconforte dans la peine.</text:span></text:p>
      <text:p text:style-name="P41"/>
      <text:p text:style-name="P41"/>
      <text:p text:style-name="P16">Vertus</text:p>
      <text:p text:style-name="P8"/>
      <text:list xml:id="list4085646400198752008" text:style-name="L9">
        <text:list-item>
          <text:p text:style-name="P128">Consulte Josephé au sujet de la guerre contre le roi Tholomé.</text:p>
        </text:list-item>
        <text:list-item>
          <text:p text:style-name="P128">Porte conseil à son mari Mordrain pendant la guerre contre le roi Tholomé.</text:p>
        </text:list-item>
        <text:list-item>
          <text:p text:style-name="P128">Est chrétienne depuis longtemps <text:span text:style-name="T87">dans le secret</text:span>.</text:p>
        </text:list-item>
        <text:list-item>
          <text:p text:style-name="P128"><text:soft-page-break/><text:span text:style-name="T87">Compatit de la douleur de Flégentine</text:span>.</text:p>
        </text:list-item>
        <text:list-item>
          <text:p text:style-name="P128">Envoie cinq messagers à la recherche de son frère Nascien.</text:p>
        </text:list-item>
      </text:list>
      <text:p text:style-name="P8"/>
      <text:p text:style-name="P8"/>
      <text:p text:style-name="P8"/>
      <text:p text:style-name="P57">Flégentine</text:p>
      <text:p text:style-name="P49"/>
      <text:p text:style-name="P49"/>
      <text:p text:style-name="P14">Chronique</text:p>
      <text:p text:style-name="P50"/>
      <text:p text:style-name="P49"><text:tab/><text:span text:style-name="T88">Alors que son mari Nascien et son fils Célidoine sont emprisonnés, Flégentine décide de se rendre chez son vavasseur. Elle y reçoit la visite de Sarracinte.</text:span></text:p>
      <text:p text:style-name="P49"/>
      <text:p text:style-name="P49"><text:tab/><text:span text:style-name="T89">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49"/>
      <text:p text:style-name="P45"><text:tab/>(Ellipse)</text:p>
      <text:p text:style-name="P52"/>
      <text:p text:style-name="P52"><text:tab/>Flégentine se rend près de la frontière égyptienne pour ensevelir le seigneur de Charabel, Nabor et le géant Pharem, comme le lui a demandé Nascien. <text:span text:style-name="T91">Sa mission accomplie, elle s'en retourne à Lambénic pour y attendre le retour de son mari.</text:span></text:p>
      <text:p text:style-name="P52"/>
      <text:p text:style-name="P45"><text:tab/>(Ellipse)</text:p>
      <text:p text:style-name="P52"/>
      <text:p text:style-name="P52"><text:tab/>Flégentine meurt en Grande Bretagne, le même jour que Sarracinte et Nascien.</text:p>
      <text:p text:style-name="P52"/>
      <text:p text:style-name="P52"/>
      <text:p text:style-name="P13">Caractère</text:p>
      <text:p text:style-name="P50"/>
      <text:p text:style-name="P50"><text:tab/><text:span text:style-name="T90">Particulièrement affectée par la disparition de son mari et de son fils, Flégentine </text:span><text:soft-page-break/><text:span text:style-name="T90">s'isole chez son vavasseur et se morfond de douleur jusqu'à ce qu'elle reçoive en songe un appel de Nascien.</text:span></text:p>
      <text:p text:style-name="P51"><text:tab/><text:span text:style-name="T91">C'est une femme fidèle qui répond deux fois aux appels de son mari et qui décide finalement de rentrer à Lambénic pour y attendre son retour.</text:span></text:p>
      <text:p text:style-name="P50"/>
      <text:p text:style-name="P50"/>
      <text:p text:style-name="P17">Vertus</text:p>
      <text:p text:style-name="P9"/>
      <text:list xml:id="list2640695508406023056" text:style-name="L10">
        <text:list-item>
          <text:p text:style-name="P129">Répond à l'appel de Nascien qui lui demande <text:span text:style-name="T92">en songe </text:span>de <text:span text:style-name="T91">le suivre</text:span> <text:span text:style-name="T91">en</text:span> l'Occident.</text:p>
        </text:list-item>
        <text:list-item>
          <text:p text:style-name="P129">Répond à l'appel de Nascien qui lui demande <text:span text:style-name="T92">par voie de messager</text:span> d'édifier trois sépultures.</text:p>
        </text:list-item>
        <text:list-item>
          <text:p text:style-name="P130">Attend le retour de Nascien à Lambén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12T18:39:13.563073062</dc:date>
    <dc:creator>Gauthier </dc:creator>
    <meta:editing-duration>PT7H6M7S</meta:editing-duration>
    <meta:editing-cycles>44</meta:editing-cycles>
    <meta:document-statistic meta:table-count="0" meta:image-count="0" meta:object-count="0" meta:page-count="23" meta:paragraph-count="239" meta:word-count="6352" meta:character-count="37509" meta:non-whitespace-character-count="31387"/>
  </office:meta>
</office:document-meta>
</file>